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1965in" fo:margin-left="1.934in" table:align="left"/>
    </style:style>
    <style:style style:name="Table1.A" style:family="table-column">
      <style:table-column-properties style:column-width="0.2958in"/>
    </style:style>
    <style:style style:name="Table1.B" style:family="table-column">
      <style:table-column-properties style:column-width="0.4368in"/>
    </style:style>
    <style:style style:name="Table1.C" style:family="table-column">
      <style:table-column-properties style:column-width="0.463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234in" fo:margin-left="1.1882in" table:align="left"/>
    </style:style>
    <style:style style:name="Table2.A" style:family="table-column">
      <style:table-column-properties style:column-width="2.1569in"/>
    </style:style>
    <style:style style:name="Table2.B" style:family="table-column">
      <style:table-column-properties style:column-width="2.0771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4.234in" fo:margin-left="1.1882in" table:align="left"/>
    </style:style>
    <style:style style:name="Table3.A" style:family="table-column">
      <style:table-column-properties style:column-width="2.1569in"/>
    </style:style>
    <style:style style:name="Table3.B" style:family="table-column">
      <style:table-column-properties style:column-width="2.0771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1.5604in" fo:margin-left="2.5701in" table:align="left"/>
    </style:style>
    <style:style style:name="Table4.A" style:family="table-column">
      <style:table-column-properties style:column-width="0.7729in"/>
    </style:style>
    <style:style style:name="Table4.B" style:family="table-column">
      <style:table-column-properties style:column-width="0.787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1.5604in" fo:margin-left="2.5701in" table:align="left"/>
    </style:style>
    <style:style style:name="Table5.A" style:family="table-column">
      <style:table-column-properties style:column-width="0.7729in"/>
    </style:style>
    <style:style style:name="Table5.B" style:family="table-column">
      <style:table-column-properties style:column-width="0.787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size="10pt" style:font-size-asian="10pt" style:font-size-complex="10pt"/>
    </style:style>
    <style:style style:name="P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fo:font-size="8pt" style:font-size-asian="8pt" style:font-size-complex="8pt"/>
    </style:style>
    <style:style style:name="P10" style:family="paragraph" style:parent-style-name="Table_20_Contents">
      <style:paragraph-properties fo:text-align="center" style:justify-single-word="false"/>
      <style:text-properties fo:font-size="8pt" style:font-size-asian="8pt" style:font-size-complex="8pt"/>
    </style:style>
    <style:style style:name="P11"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Standard" style:list-style-name="L5">
      <style:paragraph-properties fo:text-align="start" style:justify-single-word="false"/>
      <style:text-properties fo:font-size="12pt" fo:font-weight="normal" style:font-size-asian="10.5pt" style:font-weight-asian="normal" style:font-size-complex="12pt" style:font-weight-complex="normal"/>
    </style:style>
    <style:style style:name="P16" style:family="paragraph" style:parent-style-name="Standard" style:list-style-name="L4">
      <style:paragraph-properties fo:text-align="start" style:justify-single-word="false"/>
      <style:text-properties fo:font-size="12pt" fo:font-weight="bold" style:font-size-asian="10.5pt" style:font-weight-asian="bold" style:font-size-complex="12pt" style:font-weight-complex="bold"/>
    </style:style>
    <style:style style:name="P17" style:family="paragraph" style:parent-style-name="Standard" style:list-style-name="L5">
      <style:paragraph-properties fo:text-align="start" style:justify-single-word="false"/>
    </style:style>
    <style:style style:name="P18" style:family="paragraph">
      <style:paragraph-properties fo:text-align="center"/>
    </style:style>
    <style:style style:name="P19" style:family="paragraph">
      <style:paragraph-properties fo:text-align="center"/>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ize="12pt" fo:font-weight="bold" style:font-size-asian="10.5pt" style:font-weight-asian="bold" style:font-size-complex="12pt" style:font-weight-complex="bold"/>
    </style:style>
    <style:style style:name="T4" style:family="text">
      <style:text-properties style:text-position="0% 100%" fo:font-weight="bold" style:font-weight-asian="bold" style:font-weight-complex="bold"/>
    </style:style>
    <style:style style:name="T5" style:family="text">
      <style:text-properties officeooo:rsid="0007cb1e"/>
    </style:style>
    <style:style style:name="T6" style:family="text">
      <style:text-properties style:text-position="-33% 58%"/>
    </style:style>
    <style:style style:name="T7" style:family="text">
      <style:text-properties style:text-position="0% 100%"/>
    </style:style>
    <style:style style:name="T8" style:family="text">
      <style:text-properties fo:font-weight="normal" style:font-weight-asian="normal" style:font-weight-complex="normal"/>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fill-color="#ffffff" fo:min-height="0.4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cking protocols</text:p>
      <text:p text:style-name="P4"/>
      <text:p text:style-name="P3">How does the locking protocol produce a serializable schedules<text:span text:style-name="T5">(</text:span>conflict-serializable<text:span text:style-name="T5">)</text:span>?</text:p>
      <text:list xml:id="list1635886405" text:style-name="L1">
        <text:list-item>
          <text:p text:style-name="P11">Consider two operations of different transactions, W(A) and R(A), which must be executed in that order to preserve serializability(i.e., they conflict). Locking protocol ensures that if R(A) is scheduled before W(A)(due to the vagaries of resource sharing), R(A) is blocked(or waits) and not executed until W(A) is executed.</text:p>
        </text:list-item>
        <text:list-item>
          <text:p text:style-name="P11">The locking protocols determine the <text:span text:style-name="T1">order</text:span> between every pair of conflicting transactions at execution time, by the first lock that both members of the pair request that involves incompatible mode<text:span text:style-name="T5">s</text:span>.</text:p>
        </text:list-item>
      </text:list>
      <text:p text:style-name="P1"/>
      <text:p text:style-name="P3">General mechanism of a lock based protocol</text:p>
      <text:list xml:id="list577961430" text:style-name="L2">
        <text:list-item>
          <text:p text:style-name="P12">There are generally two types of locks</text:p>
          <text:list>
            <text:list-item>
              <text:p text:style-name="P12">Shared lock(read lock)</text:p>
            </text:list-item>
            <text:list-item>
              <text:p text:style-name="P12">Exclusive lock(write lock) </text:p>
            </text:list-item>
          </text:list>
        </text:list-item>
        <text:list-item>
          <text:p text:style-name="P12">Governed by the following compatibility matrix</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6"/>
          </table:table-cell>
          <table:table-cell table:style-name="Table1.A1" office:value-type="string">
            <text:p text:style-name="P6">S</text:p>
          </table:table-cell>
          <table:table-cell table:style-name="Table1.C1" office:value-type="string">
            <text:p text:style-name="P6">X</text:p>
          </table:table-cell>
        </table:table-row>
        <table:table-row>
          <table:table-cell table:style-name="Table1.A2" office:value-type="string">
            <text:p text:style-name="P6">S</text:p>
          </table:table-cell>
          <table:table-cell table:style-name="Table1.A2" office:value-type="string">
            <text:p text:style-name="P6">True</text:p>
          </table:table-cell>
          <table:table-cell table:style-name="Table1.C2" office:value-type="string">
            <text:p text:style-name="P6">False</text:p>
          </table:table-cell>
        </table:table-row>
        <table:table-row>
          <table:table-cell table:style-name="Table1.A2" office:value-type="string">
            <text:p text:style-name="P6">X</text:p>
          </table:table-cell>
          <table:table-cell table:style-name="Table1.A2" office:value-type="string">
            <text:p text:style-name="P6">False</text:p>
          </table:table-cell>
          <table:table-cell table:style-name="Table1.C2" office:value-type="string">
            <text:p text:style-name="P6">False</text:p>
          </table:table-cell>
        </table:table-row>
      </table:table>
      <text:list xml:id="list1882284801" text:style-name="L3">
        <text:list-item>
          <text:p text:style-name="P13">Every transaction which needs to operate on a data item, Q, requests for an appropriate lock on Q to the <text:span text:style-name="T1">concurrency-control-manager</text:span>.</text:p>
        </text:list-item>
        <text:list-item>
          <text:p text:style-name="P13">The transaction can proceed only after the concurrency-control-manager grants the lock to the transaction. The concurrency-control-manager grants the lock provided,</text:p>
          <text:list>
            <text:list-item>
              <text:p text:style-name="P13">There is no other transaction holding a lock on the same data item in a mode that conflicts with the requested mode.</text:p>
            </text:list-item>
            <text:list-item>
              <text:p text:style-name="P13">There is no other transaction that is waiting for a lock on the same data item and <text:span text:style-name="T5">had </text:span><text:s/>made the lock request before the current request. This is to avoid <text:span text:style-name="T1">starvation.</text:span></text:p>
            </text:list-item>
          </text:list>
        </text:list-item>
        <text:list-item>
          <text:p text:style-name="P13">If the lock can't be granted, the transaction is made to wait until all incompatible locks held by other transactions are released.</text:p>
        </text:list-item>
      </text:list>
      <text:p text:style-name="P1"/>
      <text:p text:style-name="P3">Issues in a locking protocol</text:p>
      <text:list xml:id="list970374496" text:style-name="L4">
        <text:list-item>
          <text:p text:style-name="P16">Data inconsistency due to <text:a xlink:type="simple" xlink:href="#Releasing locks too early">releasing locks to early</text:a></text:p>
          <text:list>
            <text:list-item>
              <text:p text:style-name="P14">Happens if we unlock data items as soon as possible after reading or writing them.</text:p>
            </text:list-item>
            <text:list-item>
              <text:p text:style-name="P14">Can be avoided using a 2-phase locking protocol</text:p>
            </text:list-item>
          </text:list>
        </text:list-item>
        <text:list-item>
          <text:p text:style-name="P16">Deadlock due to late release of locks</text:p>
          <text:list>
            <text:list-item>
              <text:p text:style-name="P14">Happens if we do not unlock a data item before requesting for another one</text:p>
            </text:list-item>
            <text:list-item>
              <text:p text:style-name="P14">Cannot be eliminated completely. A necessary evil. Deadlocks are definitely preferable to inconsistent states, since they can be handled by rolling back transactions, whereas inconsistent states may lead to real-world problems that cannot be handled in the database system.</text:p>
            </text:list-item>
          </text:list>
        </text:list-item>
      </text:list>
      <text:p text:style-name="P3"/>
      <text:p text:style-name="P3"><text:bookmark text:name="Releasing locks too early"/>Releasing locks too early</text:p>
      <table:table table:name="Table2" table:style-name="Table2">
        <table:table-column table:style-name="Table2.A"/>
        <table:table-column table:style-name="Table2.B"/>
        <table:table-row>
          <table:table-cell table:style-name="Table2.A1" office:value-type="string">
            <text:p text:style-name="P8">T<text:span text:style-name="T2">1</text:span> </text:p>
            <text:p text:style-name="P8">(Transfer 50 from B to A)</text:p>
          </table:table-cell>
          <table:table-cell table:style-name="Table2.B1" office:value-type="string">
            <text:p text:style-name="P8">T<text:span text:style-name="T2">2</text:span></text:p>
            <text:p text:style-name="P8">(Display A + B)</text:p>
          </table:table-cell>
        </table:table-row>
        <table:table-row>
          <table:table-cell table:style-name="Table2.A2" office:value-type="string">
            <text:p text:style-name="P7">lock-X(B)</text:p>
          </table:table-cell>
          <table:table-cell table:style-name="Table2.B2" office:value-type="string">
            <text:p text:style-name="P7"/>
          </table:table-cell>
        </table:table-row>
        <table:table-row>
          <table:table-cell table:style-name="Table2.A2" office:value-type="string">
            <text:p text:style-name="P7">read(B)</text:p>
          </table:table-cell>
          <table:table-cell table:style-name="Table2.B2" office:value-type="string">
            <text:p text:style-name="P7"/>
          </table:table-cell>
        </table:table-row>
        <table:table-row>
          <table:table-cell table:style-name="Table2.A2" office:value-type="string">
            <text:p text:style-name="P7">B = B - 50</text:p>
          </table:table-cell>
          <table:table-cell table:style-name="Table2.B2" office:value-type="string">
            <text:p text:style-name="P7"/>
          </table:table-cell>
        </table:table-row>
        <table:table-row>
          <table:table-cell table:style-name="Table2.A2" office:value-type="string">
            <text:p text:style-name="P7"><draw:caption text:anchor-type="char" draw:z-index="0" draw:style-name="gr1" svg:width="0.7717in" svg:height="0.4976in" svg:x="-1.1354in" svg:y="0.1181in" draw:caption-point-x="1.7909in" draw:caption-point-y="0.0035in"><text:p>Unlocking B too early</text:p></draw:caption>unlock(B)</text:p>
          </table:table-cell>
          <table:table-cell table:style-name="Table2.B2" office:value-type="string">
            <text:p text:style-name="P7"/>
          </table:table-cell>
        </table:table-row>
        <text:soft-page-break/>
        <table:table-row>
          <table:table-cell table:style-name="Table2.A2" office:value-type="string">
            <text:p text:style-name="P7"/>
          </table:table-cell>
          <table:table-cell table:style-name="Table2.B2" office:value-type="string">
            <text:p text:style-name="P7">lock-S(A)</text:p>
          </table:table-cell>
        </table:table-row>
        <table:table-row>
          <table:table-cell table:style-name="Table2.A2" office:value-type="string">
            <text:p text:style-name="P7"/>
          </table:table-cell>
          <table:table-cell table:style-name="Table2.B2" office:value-type="string">
            <text:p text:style-name="P7">read(A)</text:p>
          </table:table-cell>
        </table:table-row>
        <table:table-row>
          <table:table-cell table:style-name="Table2.A2" office:value-type="string">
            <text:p text:style-name="P7"/>
          </table:table-cell>
          <table:table-cell table:style-name="Table2.B2" office:value-type="string">
            <text:p text:style-name="P7">unlock(A)</text:p>
          </table:table-cell>
        </table:table-row>
        <table:table-row>
          <table:table-cell table:style-name="Table2.A2" office:value-type="string">
            <text:p text:style-name="P7"><draw:caption text:anchor-type="paragraph" draw:z-index="1" draw:style-name="gr2" svg:width="0.9476in" svg:height="0.9594in" svg:x="4.4264in" svg:y="0.1965in" draw:caption-point-x="-0.5512in" draw:caption-point-y="0.6724in"><text:p>Wrong display of A + B as transfer is not complete</text:p></draw:caption></text:p>
          </table:table-cell>
          <table:table-cell table:style-name="Table2.B2" office:value-type="string">
            <text:p text:style-name="P7">lock-S(B)</text:p>
          </table:table-cell>
        </table:table-row>
        <table:table-row>
          <table:table-cell table:style-name="Table2.A2" office:value-type="string">
            <text:p text:style-name="P7"/>
          </table:table-cell>
          <table:table-cell table:style-name="Table2.B2" office:value-type="string">
            <text:p text:style-name="P7">read(B)</text:p>
          </table:table-cell>
        </table:table-row>
        <table:table-row>
          <table:table-cell table:style-name="Table2.A2" office:value-type="string">
            <text:p text:style-name="P7"/>
          </table:table-cell>
          <table:table-cell table:style-name="Table2.B2" office:value-type="string">
            <text:p text:style-name="P7">unlock(B)</text:p>
          </table:table-cell>
        </table:table-row>
        <table:table-row>
          <table:table-cell table:style-name="Table2.A2" office:value-type="string">
            <text:p text:style-name="P7"/>
          </table:table-cell>
          <table:table-cell table:style-name="Table2.B2" office:value-type="string">
            <text:p text:style-name="P7">display(A+ B)</text:p>
          </table:table-cell>
        </table:table-row>
        <table:table-row>
          <table:table-cell table:style-name="Table2.A2" office:value-type="string">
            <text:p text:style-name="P7">lock-X(A)</text:p>
          </table:table-cell>
          <table:table-cell table:style-name="Table2.B2" office:value-type="string">
            <text:p text:style-name="P7"/>
          </table:table-cell>
        </table:table-row>
        <table:table-row>
          <table:table-cell table:style-name="Table2.A2" office:value-type="string">
            <text:p text:style-name="P7">read(A)</text:p>
          </table:table-cell>
          <table:table-cell table:style-name="Table2.B2" office:value-type="string">
            <text:p text:style-name="P7"/>
          </table:table-cell>
        </table:table-row>
        <table:table-row>
          <table:table-cell table:style-name="Table2.A2" office:value-type="string">
            <text:p text:style-name="P7">A = A + 50</text:p>
          </table:table-cell>
          <table:table-cell table:style-name="Table2.B2" office:value-type="string">
            <text:p text:style-name="P7"/>
          </table:table-cell>
        </table:table-row>
        <table:table-row>
          <table:table-cell table:style-name="Table2.A2" office:value-type="string">
            <text:p text:style-name="P7">unlock(A)</text:p>
          </table:table-cell>
          <table:table-cell table:style-name="Table2.B2" office:value-type="string">
            <text:p text:style-name="P7"/>
          </table:table-cell>
        </table:table-row>
      </table:table>
      <text:p text:style-name="P3"/>
      <text:p text:style-name="P3">Deadlock – Late release of lock</text:p>
      <table:table table:name="Table3" table:style-name="Table3">
        <table:table-column table:style-name="Table3.A"/>
        <table:table-column table:style-name="Table3.B"/>
        <table:table-row>
          <table:table-cell table:style-name="Table3.A1" office:value-type="string">
            <text:p text:style-name="P8">T<text:span text:style-name="T2">1</text:span> </text:p>
            <text:p text:style-name="P8">(Transfer 50 from B to A)</text:p>
          </table:table-cell>
          <table:table-cell table:style-name="Table3.B1" office:value-type="string">
            <text:p text:style-name="P8">T<text:span text:style-name="T2">2</text:span></text:p>
            <text:p text:style-name="P8">(Display A + B)</text:p>
          </table:table-cell>
        </table:table-row>
        <table:table-row>
          <table:table-cell table:style-name="Table3.A2" office:value-type="string">
            <text:p text:style-name="P7">lock-X(B)</text:p>
          </table:table-cell>
          <table:table-cell table:style-name="Table3.B2" office:value-type="string">
            <text:p text:style-name="P7"/>
          </table:table-cell>
        </table:table-row>
        <table:table-row>
          <table:table-cell table:style-name="Table3.A2" office:value-type="string">
            <text:p text:style-name="P7">read(B)</text:p>
          </table:table-cell>
          <table:table-cell table:style-name="Table3.B2" office:value-type="string">
            <text:p text:style-name="P7"/>
          </table:table-cell>
        </table:table-row>
        <table:table-row>
          <table:table-cell table:style-name="Table3.A2" office:value-type="string">
            <text:p text:style-name="P7">B = B - 50</text:p>
          </table:table-cell>
          <table:table-cell table:style-name="Table3.B2" office:value-type="string">
            <text:p text:style-name="P7"/>
          </table:table-cell>
        </table:table-row>
        <table:table-row>
          <table:table-cell table:style-name="Table3.A2" office:value-type="string">
            <text:p text:style-name="P7"/>
          </table:table-cell>
          <table:table-cell table:style-name="Table3.B2" office:value-type="string">
            <text:p text:style-name="P7">lock-S(A)</text:p>
          </table:table-cell>
        </table:table-row>
        <table:table-row>
          <table:table-cell table:style-name="Table3.A2" office:value-type="string">
            <text:p text:style-name="P7"><draw:caption text:anchor-type="paragraph" draw:z-index="2" draw:style-name="gr2" svg:width="1.035in" svg:height="0.7717in" svg:x="4.3457in" svg:y="0.0874in" draw:caption-point-x="-0.7323in" draw:caption-point-y="0.2961in"><text:p>T<text:span text:style-name="T6">2</text:span><text:span text:style-name="T7"> waits for unlock(B) from T</text:span><text:span text:style-name="T6">1</text:span></text:p></draw:caption></text:p>
          </table:table-cell>
          <table:table-cell table:style-name="Table3.B2" office:value-type="string">
            <text:p text:style-name="P7">read(A)</text:p>
          </table:table-cell>
        </table:table-row>
        <table:table-row>
          <table:table-cell table:style-name="Table3.A2" office:value-type="string">
            <text:p text:style-name="P7"/>
          </table:table-cell>
          <table:table-cell table:style-name="Table3.B2" office:value-type="string">
            <text:p text:style-name="P7">lock-S(B)</text:p>
          </table:table-cell>
        </table:table-row>
        <table:table-row>
          <table:table-cell table:style-name="Table3.A2" office:value-type="string">
            <text:p text:style-name="P7"><draw:caption text:anchor-type="paragraph" draw:z-index="3" draw:style-name="gr2" svg:width="0.7717in" svg:height="0.8469in" svg:x="-1.0429in" svg:y="0.1752in" draw:caption-point-x="1.6122in" draw:caption-point-y="1.0012in"><text:p>T<text:span text:style-name="T6">1</text:span><text:span text:style-name="T7"> waits for unlock(A) from T</text:span><text:span text:style-name="T6">2</text:span></text:p></draw:caption></text:p>
          </table:table-cell>
          <table:table-cell table:style-name="Table3.B2" office:value-type="string">
            <text:p text:style-name="P7">read(B)</text:p>
          </table:table-cell>
        </table:table-row>
        <table:table-row>
          <table:table-cell table:style-name="Table3.A2" office:value-type="string">
            <text:p text:style-name="P7"/>
          </table:table-cell>
          <table:table-cell table:style-name="Table3.B2" office:value-type="string">
            <text:p text:style-name="P7">display(A+ B)</text:p>
          </table:table-cell>
        </table:table-row>
        <table:table-row>
          <table:table-cell table:style-name="Table3.A2" office:value-type="string">
            <text:p text:style-name="P7"/>
          </table:table-cell>
          <table:table-cell table:style-name="Table3.B2" office:value-type="string">
            <text:p text:style-name="P7">unlock(A)</text:p>
          </table:table-cell>
        </table:table-row>
        <table:table-row>
          <table:table-cell table:style-name="Table3.A2" office:value-type="string">
            <text:p text:style-name="P7"/>
          </table:table-cell>
          <table:table-cell table:style-name="Table3.B2" office:value-type="string">
            <text:p text:style-name="P7">unlock(B)</text:p>
          </table:table-cell>
        </table:table-row>
        <table:table-row>
          <table:table-cell table:style-name="Table3.A2" office:value-type="string">
            <text:p text:style-name="P7">lock-X(A)</text:p>
          </table:table-cell>
          <table:table-cell table:style-name="Table3.B2" office:value-type="string">
            <text:p text:style-name="P7"/>
          </table:table-cell>
        </table:table-row>
        <table:table-row>
          <table:table-cell table:style-name="Table3.A2" office:value-type="string">
            <text:p text:style-name="P7">read(A)</text:p>
          </table:table-cell>
          <table:table-cell table:style-name="Table3.B2" office:value-type="string">
            <text:p text:style-name="P7"/>
          </table:table-cell>
        </table:table-row>
        <table:table-row>
          <table:table-cell table:style-name="Table3.A2" office:value-type="string">
            <text:p text:style-name="P7">A = A + 50</text:p>
          </table:table-cell>
          <table:table-cell table:style-name="Table3.B2" office:value-type="string">
            <text:p text:style-name="P7"/>
          </table:table-cell>
        </table:table-row>
        <table:table-row>
          <table:table-cell table:style-name="Table3.A2" office:value-type="string">
            <text:p text:style-name="P7">unlock(B)</text:p>
          </table:table-cell>
          <table:table-cell table:style-name="Table3.B2" office:value-type="string">
            <text:p text:style-name="P7"/>
          </table:table-cell>
        </table:table-row>
        <table:table-row>
          <table:table-cell table:style-name="Table3.A2" office:value-type="string">
            <text:p text:style-name="P7">unlock(A)</text:p>
          </table:table-cell>
          <table:table-cell table:style-name="Table3.B2" office:value-type="string">
            <text:p text:style-name="P7"/>
          </table:table-cell>
        </table:table-row>
      </table:table>
      <text:p text:style-name="P1"/>
      <text:p text:style-name="P3">When is a schedule legal under a given locking protocol?</text:p>
      <text:p text:style-name="P1">If it follows the rules of the locking protocol</text:p>
      <text:p text:style-name="P1"/>
      <text:p text:style-name="P3">When does a locking protocol ensure conflict serializability?</text:p>
      <text:p text:style-name="P1">If and only if all legal schedules are conflict serializable</text:p>
      <text:p text:style-name="P1"/>
      <text:p text:style-name="P5"><text:a xlink:type="simple" xlink:href="../Locking%20protocols.odt"><text:span text:style-name="T3">Different Locking Protocols</text:span></text:a></text:p>
      <text:list xml:id="list1189285594" text:style-name="L5">
        <text:list-item>
          <text:p text:style-name="P17"><text:a xlink:type="simple" xlink:href="../Concurrency%20control%20-%20Two%20phase%20locking%20protocol.odt"><text:span text:style-name="T3">Two phase locking protocol</text:span></text:a></text:p>
        </text:list-item>
        <text:list-item>
          <text:p text:style-name="P17"><text:a xlink:type="simple" xlink:href="../Concurrency%20control%20-%20Tree%20protocol.odt"><text:span text:style-name="T3">Tree protocol</text:span></text:a></text:p>
        </text:list-item>
        <text:list-item>
          <text:p text:style-name="P15"><text:a xlink:type="simple" xlink:href="../Concurrency%20control%20with%20Multiple%20granularity.odt"><text:span text:style-name="T4">Multiple-granularity protocol</text:span></text:a></text:p>
        </text:list-item>
      </text:list>
      <text:p text:style-name="P1"/>
      <text:p text:style-name="P3">Can the two phase locking protocol produce all possible conflict-serializable schedules?</text:p>
      <text:p text:style-name="P1">No(<text:bookmark-start text:name="Prove that 2PL cannot produce all possible conflict serializable schedules"/>Prove it????<text:bookmark-end text:name="Prove that 2PL cannot produce all possible conflict serializable schedules"/>). Importantly this means that<text:span text:style-name="T1"> concurrency is reduced</text:span> as all possible conflict-serializable schedules are not allowed.</text:p>
      <text:p text:style-name="P1">However to obtain a conflict serializable schedules through non-two-phase locking protocols, we <text:soft-page-break/>need either to have additional information about the transactions(<text:bookmark-start text:name="What type of additional information is necessary to produce all possible conflict serializable schedules"/>like what?<text:bookmark-end text:name="What type of additional information is necessary to produce all possible conflict serializable schedules"/>???) or impose some ordering on the set of data items in the database. This is where the tree protocols come into picture. They are capable of generating conflict-serializable schedules which are not possibly generated by 2PL. Note, that the vice-versa is also possible.</text:p>
      <text:p text:style-name="P1"/>
      <text:p text:style-name="P1"><draw:frame draw:style-name="fr1" draw:name="Object1" text:anchor-type="paragraph" svg:width="6.6528in" svg:height="3.3681in" draw:z-index="4"><draw:object xlink:href="../concurrency%20control%20-%20conflict%20serializable%20%20schedules.odg" xlink:type="simple" xlink:show="embed" xlink:actuate="onLoad"/><draw:image xlink:href="./ObjectReplacements/Object 1" xlink:type="simple" xlink:show="embed" xlink:actuate="onLoad"/></draw:frame></text:p>
      <text:p text:style-name="P3">Example of schedule possible under tree-locking protocol but not under 2PL</text:p>
      <text:p text:style-name="P1">Look for schedules that release locks early which is not possible in 2PL.</text:p>
      <text:p text:style-name="P1">Consider a part of the database represented by the following tree and the schedule below.</text:p>
      <text:p text:style-name="P2"><draw:line text:anchor-type="paragraph" draw:z-index="5" draw:style-name="gr3" draw:text-style-name="P18" svg:x1="3.3409in" svg:y1="0.1638in" svg:x2="3.3409in" svg:y2="0.4291in"><text:p/></draw:line>A</text:p>
      <text:p text:style-name="P2"/>
      <text:p text:style-name="P2"><draw:line text:anchor-type="paragraph" draw:z-index="6" draw:style-name="gr3" draw:text-style-name="P18" svg:x1="3.3528in" svg:y1="0.1665in" svg:x2="3.3528in" svg:y2="0.4264in"><text:p/></draw:line>B</text:p>
      <text:p text:style-name="P2"/>
      <text:p text:style-name="P2">C</text:p>
      <text:p text:style-name="P2"/>
      <table:table table:name="Table4" table:style-name="Table4">
        <table:table-column table:style-name="Table4.A"/>
        <table:table-column table:style-name="Table4.B"/>
        <table:table-row>
          <table:table-cell table:style-name="Table4.A1" office:value-type="string">
            <text:p text:style-name="P10">T<text:span text:style-name="T2">1</text:span></text:p>
          </table:table-cell>
          <table:table-cell table:style-name="Table4.B1" office:value-type="string">
            <text:p text:style-name="P10">T<text:span text:style-name="T2">2</text:span></text:p>
          </table:table-cell>
        </table:table-row>
        <table:table-row>
          <table:table-cell table:style-name="Table4.A2" office:value-type="string">
            <text:p text:style-name="P10">lock(A)</text:p>
          </table:table-cell>
          <table:table-cell table:style-name="Table4.B2" office:value-type="string">
            <text:p text:style-name="P10"/>
          </table:table-cell>
        </table:table-row>
        <table:table-row>
          <table:table-cell table:style-name="Table4.A2" office:value-type="string">
            <text:p text:style-name="P10"><draw:caption text:anchor-type="paragraph" draw:z-index="7" draw:style-name="gr4" draw:text-style-name="P18" svg:width="1.828in" svg:height="0.1996in" svg:x="-2.5571in" svg:y="0.111in" draw:caption-point-x="2.5567in" draw:caption-point-y="0.5492in"><text:p text:style-name="P18">Violates 2 phase locking</text:p></draw:caption>lock(B)</text:p>
          </table:table-cell>
          <table:table-cell table:style-name="Table4.B2" office:value-type="string">
            <text:p text:style-name="P10"/>
          </table:table-cell>
        </table:table-row>
        <table:table-row>
          <table:table-cell table:style-name="Table4.A2" office:value-type="string">
            <text:p text:style-name="P10">unlock(A)</text:p>
          </table:table-cell>
          <table:table-cell table:style-name="Table4.B2" office:value-type="string">
            <text:p text:style-name="P10"/>
          </table:table-cell>
        </table:table-row>
        <table:table-row>
          <table:table-cell table:style-name="Table4.A2" office:value-type="string">
            <text:p text:style-name="P10"/>
          </table:table-cell>
          <table:table-cell table:style-name="Table4.B2" office:value-type="string">
            <text:p text:style-name="P10">lock(A)</text:p>
          </table:table-cell>
        </table:table-row>
        <table:table-row>
          <table:table-cell table:style-name="Table4.A2" office:value-type="string">
            <text:p text:style-name="P10"><draw:caption text:anchor-type="paragraph" draw:z-index="8" draw:style-name="gr5" draw:text-style-name="P19" svg:width="1.6551in" svg:height="0.2614in" svg:x="2.2055in" svg:y="0.0508in" draw:caption-point-x="-0.9839in" draw:caption-point-y="0.6236in"><text:p text:style-name="P18"><text:span text:style-name="T8">Violates 2 phase locking</text:span></text:p></draw:caption>lock(C)</text:p>
          </table:table-cell>
          <table:table-cell table:style-name="Table4.B2" office:value-type="string">
            <text:p text:style-name="P10"/>
          </table:table-cell>
        </table:table-row>
        <table:table-row>
          <table:table-cell table:style-name="Table4.A2" office:value-type="string">
            <text:p text:style-name="P10">unlock(B)</text:p>
          </table:table-cell>
          <table:table-cell table:style-name="Table4.B2" office:value-type="string">
            <text:p text:style-name="P10"/>
          </table:table-cell>
        </table:table-row>
        <table:table-row>
          <table:table-cell table:style-name="Table4.A2" office:value-type="string">
            <text:p text:style-name="P10"/>
          </table:table-cell>
          <table:table-cell table:style-name="Table4.B2" office:value-type="string">
            <text:p text:style-name="P10">unlock(A)</text:p>
          </table:table-cell>
        </table:table-row>
        <table:table-row>
          <table:table-cell table:style-name="Table4.A2" office:value-type="string">
            <text:p text:style-name="P10"/>
          </table:table-cell>
          <table:table-cell table:style-name="Table4.B2" office:value-type="string">
            <text:p text:style-name="P10">lock(B)</text:p>
          </table:table-cell>
        </table:table-row>
        <table:table-row>
          <table:table-cell table:style-name="Table4.A2" office:value-type="string">
            <text:p text:style-name="P10"/>
          </table:table-cell>
          <table:table-cell table:style-name="Table4.B2" office:value-type="string">
            <text:p text:style-name="P10">unlock(B)</text:p>
          </table:table-cell>
        </table:table-row>
        <table:table-row>
          <table:table-cell table:style-name="Table4.A2" office:value-type="string">
            <text:p text:style-name="P10">unlock(C)</text:p>
          </table:table-cell>
          <table:table-cell table:style-name="Table4.B2" office:value-type="string">
            <text:p text:style-name="P10"/>
          </table:table-cell>
        </table:table-row>
      </table:table>
      <text:p text:style-name="P1"/>
      <text:p text:style-name="P3">Example of schedule possible under 2PL but not under tree protocol </text:p>
      <text:p text:style-name="P1">Look for schedules which lock a child without locking its parent. Consider the same part of a database represented by the tree above.</text:p>
      <text:p text:style-name="P1"/>
      <table:table table:name="Table5" table:style-name="Table5">
        <table:table-column table:style-name="Table5.A"/>
        <table:table-column table:style-name="Table5.B"/>
        <table:table-row>
          <table:table-cell table:style-name="Table5.A1" office:value-type="string">
            <text:p text:style-name="P9"><draw:caption text:anchor-type="char" draw:z-index="9" draw:style-name="gr6" draw:text-style-name="P18" svg:width="1.828in" svg:height="0.1996in" svg:x="-2.3091in" svg:y="0.1882in" draw:caption-point-x="2.3488in" draw:caption-point-y="0.1437in"><text:p text:style-name="P18">Violates tree protocol</text:p></draw:caption>T<text:span text:style-name="T2">1</text:span></text:p>
          </table:table-cell>
          <table:table-cell table:style-name="Table5.B1" office:value-type="string">
            <text:p text:style-name="P9">T<text:span text:style-name="T2">2</text:span></text:p>
          </table:table-cell>
        </table:table-row>
        <table:table-row>
          <table:table-cell table:style-name="Table5.A2" office:value-type="string">
            <text:p text:style-name="P9">lock(B)</text:p>
          </table:table-cell>
          <table:table-cell table:style-name="Table5.B2" office:value-type="string">
            <text:p text:style-name="P9"/>
          </table:table-cell>
        </table:table-row>
        <table:table-row>
          <table:table-cell table:style-name="Table5.A2" office:value-type="string">
            <text:p text:style-name="P9"/>
          </table:table-cell>
          <table:table-cell table:style-name="Table5.B2" office:value-type="string">
            <text:p text:style-name="P9">lock(A)</text:p>
          </table:table-cell>
        </table:table-row>
        <text:soft-page-break/>
        <table:table-row>
          <table:table-cell table:style-name="Table5.A2" office:value-type="string">
            <text:p text:style-name="P9">unlock(B)</text:p>
          </table:table-cell>
          <table:table-cell table:style-name="Table5.B2" office:value-type="string">
            <text:p text:style-name="P9"/>
          </table:table-cell>
        </table:table-row>
        <table:table-row>
          <table:table-cell table:style-name="Table5.A2" office:value-type="string">
            <text:p text:style-name="P9"/>
          </table:table-cell>
          <table:table-cell table:style-name="Table5.B2" office:value-type="string">
            <text:p text:style-name="P9">unlock(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4-02T17:02:12</meta:creation-date>
    <dc:date>2012-12-09T12:16:02</dc:date>
    <dc:creator>Kempa </dc:creator>
    <meta:editing-duration>PT7H38M57S</meta:editing-duration>
    <meta:editing-cycles>20</meta:editing-cycles>
    <meta:generator>LibreOffice/3.6$Linux_x86 LibreOffice_project/360m1$Build-2</meta:generator>
    <meta:document-statistic meta:table-count="5" meta:image-count="0" meta:object-count="1" meta:page-count="4" meta:paragraph-count="106" meta:word-count="672" meta:character-count="4095" meta:non-whitespace-character-count="3544"/>
  </office:meta>
</office:document-meta>
</file>